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top="0cm" fo:margin-bottom="0.141cm"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03cm" svg:x="1.778cm" svg:y="0.508cm">
          <draw:text-box>
            <text:p text:style-name="P1"><text:span text:style-name="T1">Hymn #588</text:span></text:p>
            <text:p text:style-name="P1"><text:span text:style-name="T2">“</text:span><text:span text:style-name="T2">Jesus Loves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011cm" svg:x="1.778cm" svg:y="0.508cm">
          <draw:text-box>
            <text:p text:style-name="P4"><text:span text:style-name="T3">1.</text:span><text:span text:style-name="T4"> Jesus loves me! This I know,</text:span><text:span text:style-name="T4"><text:line-break/></text:span><text:span text:style-name="T4">For the Bible tells me so.</text:span><text:span text:style-name="T4"><text:line-break/></text:span><text:span text:style-name="T4">Little ones to Him belong;</text:span><text:span text:style-name="T4"><text:line-break/></text:span><text:span text:style-name="T4">They are weak, but He is str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892cm" svg:height="7.011cm" svg:x="1.778cm" svg:y="0.508cm">
          <draw:text-box>
            <text:p text:style-name="P4"><text:span text:style-name="T3">Refrain:</text:span><text:span text:style-name="T4"> Yes, Jesus loves me! <text:s text:c="3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The Bible tells me s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24.892cm" svg:height="7.011cm" svg:x="1.778cm" svg:y="0.508cm">
          <draw:text-box>
            <text:p text:style-name="P6"><text:span text:style-name="T3">2.</text:span><text:span text:style-name="T4"> Jesus loves me! He who died</text:span></text:p>
            <text:p text:style-name="P6"><text:span text:style-name="T4">Heaven’s gates to open wide.</text:span></text:p>
            <text:p text:style-name="P6"><text:span text:style-name="T4">He has washed away my sin,</text:span></text:p>
            <text:p text:style-name="P6"><text:span text:style-name="T4">Lets His little child come 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892cm" svg:height="12.396cm" svg:x="1.778cm" svg:y="0.508cm">
          <draw:text-box>
            <text:p text:style-name="P4"><text:span text:style-name="T3">Refrain:</text:span><text:span text:style-name="T4"> Yes, Jesus loves me! <text:s text:c="3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Yes, Jesus loves me! <text:s text:c="2"/></text:span><text:span text:style-name="T4"><text:line-break/></text:span><text:span text:style-name="T4"> <text:s text:c="8"/>The Bible tells me so. 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11:07:32.268000000</meta:creation-date>
    <dc:date>2017-03-10T11:05:09.912000000</dc:date>
    <meta:editing-duration>PT17M26S</meta:editing-duration>
    <meta:editing-cycles>6</meta:editing-cycles>
    <meta:generator>LibreOffice/5.2.5.1$Windows_X86_64 LibreOffice_project/0312e1a284a7d50ca85a365c316c7abbf20a4d22</meta:generator>
    <meta:document-statistic meta:object-count="36"/>
  </office:meta>
</office:document-meta>
</file>